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3.4374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line-height="150%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>
        <style:tab-stops>
          <style:tab-stop style:position="3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3.1252in" style:type="center"/>
        </style:tab-stops>
      </style:paragraph-properties>
      <style:text-properties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text-align="center" style:justify-single-word="false"/>
      <style:text-properties fo:color="#c0504d" style:font-name="Arial" fo:font-size="18pt" fo:font-weight="bold" style:font-size-asian="18pt" style:font-weight-asian="bold" style:font-name-complex="Arial1" style:font-size-complex="18pt"/>
    </style:style>
    <style:style style:name="P12" style:family="paragraph" style:parent-style-name="Standard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top="0in" fo:margin-bottom="0.139in" loext:contextual-spacing="false"/>
    </style:style>
    <style:style style:name="P14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  <style:text-properties style:font-name="Arial" fo:font-size="18pt" style:font-size-asian="18pt" style:font-name-complex="Arial1" style:font-size-complex="18pt"/>
    </style:style>
    <style:style style:name="P15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  <style:text-properties style:font-name="Arial" fo:font-size="18pt" fo:font-weight="bold" style:font-size-asian="18pt" style:font-weight-asian="bold" style:font-name-complex="Arial1" style:font-size-complex="18pt"/>
    </style:style>
    <style:style style:name="P17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style="italic" fo:font-weight="bold" style:font-style-asian="italic" style:font-weight-asian="bold" style:font-name-complex="Arial1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size="10pt" officeooo:rsid="001afac8" style:font-size-asian="10pt" style:font-name-complex="Arial1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ty of Guam</text:p>
      <text:p text:style-name="P14">College of Natural &amp; Applied Sciences</text:p>
      <text:p text:style-name="P9">Cooperative Extension &amp; Outreach</text:p>
      <text:p text:style-name="P2"/>
      <text:p text:style-name="P11">Reflective Form</text:p>
      <text:p text:style-name="P2"/>
      <text:p text:style-name="P8">Comprehensive Faculty Evaluation System (CFES) – Part I</text:p>
      <text:p text:style-name="P1"><text:span text:style-name="T3">or </text:span><text:span text:style-name="T2">Plan of Work (POW)</text:span></text:p>
      <text:p text:style-name="P3"/>
      <text:p text:style-name="P3"/>
      <text:p text:style-name="P10"><text:span text:style-name="T4">Your name: <text:s text:c="2"/></text:span><text:span text:style-name="T5"><text:s/>Aubrey Moore</text:span></text:p>
      <text:p text:style-name="P10"><text:span text:style-name="T4">Your current Rank and Step:</text:span><text:span text:style-name="T5"> <text:s text:c="4"/>Professor</text:span></text:p>
      <text:p text:style-name="P10"><text:span text:style-name="T4">This CFES/POW evaluation period:</text:span><text:span text:style-name="T5"> <text:s/>June 15, 201</text:span><text:span text:style-name="T6">8</text:span><text:span text:style-name="T5"> – June 14, 201</text:span><text:span text:style-name="T6">9</text:span></text:p>
      <text:p text:style-name="P3"/>
      <text:p text:style-name="P7">Role Assignments<text:tab/>Percent of Time</text:p>
      <text:p text:style-name="P5">Extension &amp; Outreach<text:tab/>51% (primary focus must be a minimum of 50%)</text:p>
      <text:p text:style-name="P5">Creative/Research/Scholarly<text:tab/>34%</text:p>
      <text:p text:style-name="P5">Instruction<text:tab/>0%</text:p>
      <text:p text:style-name="P15">University Service<text:tab/>15%</text:p>
      <text:p text:style-name="P6">TOTAL<text:tab/>100%</text:p>
      <text:p text:style-name="P3"/>
      <text:p text:style-name="P12">Please list any outside consulting or paid board activities for this performance period:</text:p>
      <text:p text:style-name="P3">None.</text:p>
      <text:p text:style-name="P3"/>
      <text:p text:style-name="P3"/>
      <text:p text:style-name="P3">The components of: (1) Planned Activities, (2) Evidence of Accomplishment, and (3) Evaluated By for each of the Roles identified above are found in Part II.</text:p>
      <text:p text:style-name="P3"/>
      <text:p text:style-name="P3">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p>
      <text:p text:style-name="P3"/>
      <text:p text:style-name="P3"/>
      <text:p text:style-name="P3">________________________________</text:p>
      <text:p text:style-name="P4">Signature of Faculty<text:tab/>Date: <text:s/></text:p>
      <text:p text:style-name="P4"/>
      <text:p text:style-name="P4"/>
      <text:p text:style-name="P4">________________________________</text:p>
      <text:p text:style-name="P4">Signature of Associate Dean<text:tab/>Date: <text:s/></text:p>
      <text:p text:style-name="P4"/>
      <text:p text:style-name="P4"/>
      <text:p text:style-name="P4">________________________________</text:p>
      <text:p text:style-name="P4">Signature of Dean/Director<text:tab/>Date: 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Heading_20_3" style:display-name="Heading 3" style:family="paragraph" style:parent-style-name="Heading" style:default-outline-level="" style:class="text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Bibliography_20_1" style:display-name="Bibliography 1" style:family="paragraph" style:parent-style-name="Index" style:class="index">
      <style:paragraph-properties fo:margin-left="0.5in" fo:margin-right="0in" fo:margin-top="0.25in" fo:margin-bottom="0in" loext:contextual-spacing="false" style:line-height-at-least="0.3335in" fo:text-indent="-0.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4:59:00</meta:creation-date>
    <meta:initial-creator>Jim Hollyer</meta:initial-creator>
    <dc:language>en-US</dc:language>
    <meta:print-date>2017-07-27T12:13:22</meta:print-date>
    <dc:date>2020-01-14T14:52:55.696050844</dc:date>
    <meta:editing-cycles>73</meta:editing-cycles>
    <meta:editing-duration>PT7H12M43S</meta:editing-duration>
    <meta:generator>LibreOffice/5.1.6.2$Linux_X86_64 LibreOffice_project/10m0$Build-2</meta:generator>
    <meta:document-statistic meta:table-count="0" meta:image-count="0" meta:object-count="0" meta:page-count="1" meta:paragraph-count="25" meta:word-count="176" meta:character-count="1211" meta:non-whitespace-character-count="10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4"&gt;&lt;session id="Rr6RHGFB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Normal.dotm" xlink:href=""/>
  </office:meta>
</office:document-meta>
</file>